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8bce" officeooo:paragraph-rsid="00118bce"/>
    </style:style>
    <style:style style:name="P2" style:family="paragraph" style:parent-style-name="Standard">
      <style:text-properties officeooo:paragraph-rsid="00118bce"/>
    </style:style>
    <style:style style:name="P3" style:family="paragraph" style:parent-style-name="Standard">
      <style:text-properties officeooo:rsid="001269b9" officeooo:paragraph-rsid="001269b9"/>
    </style:style>
    <style:style style:name="P4" style:family="paragraph" style:parent-style-name="Standard">
      <style:text-properties officeooo:rsid="0013508d" officeooo:paragraph-rsid="0013508d"/>
    </style:style>
    <style:style style:name="T1" style:family="text">
      <style:text-properties officeooo:rsid="00118bce"/>
    </style:style>
    <style:style style:name="T2" style:family="text">
      <style:text-properties officeooo:rsid="001350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10 Answers</text:p>
      <text:p text:style-name="P1"/>
      <text:p text:style-name="P1">4.5.2</text:p>
      <text:p text:style-name="P1">1.) ++i</text:p>
      <text:p text:style-name="P2"><text:span text:style-name="T1">2.) </text:span>numCars = 1;</text:p>
      <text:p text:style-name="P2"><text:span text:style-name="T1">3.) </text:span>i &gt;= 0;</text:p>
      <text:p text:style-name="P2"><text:span text:style-name="T1">4.) </text:span>i = i + 2</text:p>
      <text:p text:style-name="P2"><text:span text:style-name="T1">5.) </text:span>i = -10; i &lt;= 10; ++i</text:p>
      <text:p text:style-name="P1"/>
      <text:p text:style-name="P1"/>
      <text:p text:style-name="P1">4.5.3</text:p>
      <text:p text:style-name="P1">1.) While</text:p>
      <text:p text:style-name="P1">2.) While</text:p>
      <text:p text:style-name="P1">3.) For</text:p>
      <text:p text:style-name="P1"/>
      <text:p text:style-name="P1"/>
      <text:p text:style-name="P1">4.5.4</text:p>
      <text:p text:style-name="P1">1.) True</text:p>
      <text:p text:style-name="P1">2.) True</text:p>
      <text:p text:style-name="P1"/>
      <text:p text:style-name="P1"/>
      <text:p text:style-name="P1">4.6.2</text:p>
      <text:p text:style-name="P1">1.) 6</text:p>
      <text:p text:style-name="P1">2.) 24</text:p>
      <text:p text:style-name="P1"/>
      <text:p text:style-name="P1">Assessment Questions</text:p>
      <text:p text:style-name="P1"/>
      <text:p text:style-name="P3">1.) a. 10 iterations</text:p>
      <text:p text:style-name="P3">b. 5 iterations</text:p>
      <text:p text:style-name="P3">c. <text:s/>3 iterations</text:p>
      <text:p text:style-name="P3">d. 2 iterations</text:p>
      <text:p text:style-name="P3">e. 10 iterations</text:p>
      <text:p text:style-name="P3">f. <text:span text:style-name="T2">0 iterations</text:span></text:p>
      <text:p text:style-name="P4">g. 2 iterations</text:p>
      <text:p text:style-name="P4">h. infinite</text:p>
      <text:p text:style-name="P4"/>
      <text:p text:style-name="P4">2. The while loop fill behave as follows in the code if the conditions stay true all the time.</text:p>
      <text:p text:style-name="P4"/>
      <text:p text:style-name="P4">3.)</text:p>
      <text:p text:style-name="P4">a.) You should use a for loop when you want your code to collect three parts. For loops reduce errors. </text:p>
      <text:p text:style-name="P4">b.) Use a do while loop when you would like to do a statement first then check if the statement meets the while conditio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7:23:06.133467973</meta:creation-date>
    <dc:date>2016-11-10T18:47:13.804694790</dc:date>
    <meta:editing-duration>PT8M36S</meta:editing-duration>
    <meta:editing-cycles>1</meta:editing-cycles>
    <meta:document-statistic meta:table-count="0" meta:image-count="0" meta:object-count="0" meta:page-count="1" meta:paragraph-count="30" meta:word-count="135" meta:character-count="624" meta:non-whitespace-character-count="516"/>
    <meta:generator>LibreOffice/4.2.8.2$Linux_X86_64 LibreOffice_project/420m0$Build-2</meta:generator>
  </office:meta>
</office:document-meta>
</file>